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思源宋体 CN" svg:font-family="'思源宋体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reference-mark-start text:name="ZOTERO_ITEM CSL_CITATION {&quot;citationID&quot;:&quot;XV138ggA&quot;,&quot;properties&quot;:{&quot;unsorted&quot;:false,&quot;formattedCitation&quot;:&quot;[1]&quot;,&quot;plainCitation&quot;:&quot;[1]&quot;,&quot;noteIndex&quot;:0},&quot;citationItems&quot;:[{&quot;id&quot;:7,&quot;uris&quot;:[&quot;http://zotero.org/users/20016804/items/UVD9IKMZ&quot;],&quot;itemData&quot;:{&quot;id&quot;:7,&quot;type&quot;:&quot;article-journal&quot;,&quot;container-title&quot;:&quot;British Journal of Nutrition&quot;,&quot;DOI&quot;:&quot;10.1017/s0007114507795296&quot;,&quot;ISSN&quot;:&quot;1475-2662&quot;,&quot;issue&quot;:&quot;1&quot;,&quot;page&quot;:&quot;1–11&quot;,&quot;publisher&quot;:&quot;Cambridge University Press (CUP)&quot;,&quot;title&quot;:&quot;Cocoa and health: a decade of research&quot;,&quot;volume&quot;:&quot;99&quot;,&quot;author&quot;:[{&quot;family&quot;:&quot;Cooper&quot;,&quot;given&quot;:&quot;Karen A.&quot;},{&quot;family&quot;:&quot;Donovan&quot;,&quot;given&quot;:&quot;Jennifer L.&quot;},{&quot;family&quot;:&quot;Waterhouse&quot;,&quot;given&quot;:&quot;Andrew L.&quot;},{&quot;family&quot;:&quot;Williamson&quot;,&quot;given&quot;:&quot;Gary&quot;}],&quot;issued&quot;:{&quot;date-parts&quot;:[[&quot;2007&quot;,8]]}}}],&quot;schema&quot;:&quot;https://github.com/citation-style-language/schema/raw/master/csl-citation.json&quot;} RNDJkhPcCtDCc"/>[1]<text:reference-mark-end text:name="ZOTERO_ITEM CSL_CITATION {&quot;citationID&quot;:&quot;XV138ggA&quot;,&quot;properties&quot;:{&quot;unsorted&quot;:false,&quot;formattedCitation&quot;:&quot;[1]&quot;,&quot;plainCitation&quot;:&quot;[1]&quot;,&quot;noteIndex&quot;:0},&quot;citationItems&quot;:[{&quot;id&quot;:7,&quot;uris&quot;:[&quot;http://zotero.org/users/20016804/items/UVD9IKMZ&quot;],&quot;itemData&quot;:{&quot;id&quot;:7,&quot;type&quot;:&quot;article-journal&quot;,&quot;container-title&quot;:&quot;British Journal of Nutrition&quot;,&quot;DOI&quot;:&quot;10.1017/s0007114507795296&quot;,&quot;ISSN&quot;:&quot;1475-2662&quot;,&quot;issue&quot;:&quot;1&quot;,&quot;page&quot;:&quot;1–11&quot;,&quot;publisher&quot;:&quot;Cambridge University Press (CUP)&quot;,&quot;title&quot;:&quot;Cocoa and health: a decade of research&quot;,&quot;volume&quot;:&quot;99&quot;,&quot;author&quot;:[{&quot;family&quot;:&quot;Cooper&quot;,&quot;given&quot;:&quot;Karen A.&quot;},{&quot;family&quot;:&quot;Donovan&quot;,&quot;given&quot;:&quot;Jennifer L.&quot;},{&quot;family&quot;:&quot;Waterhouse&quot;,&quot;given&quot;:&quot;Andrew L.&quot;},{&quot;family&quot;:&quot;Williamson&quot;,&quot;given&quot;:&quot;Gary&quot;}],&quot;issued&quot;:{&quot;date-parts&quot;:[[&quot;2007&quot;,8]]}}}],&quot;schema&quot;:&quot;https://github.com/citation-style-language/schema/raw/master/csl-citation.json&quot;} RNDJkhPcCtDCc"/> <text:reference-mark-start text:name="ZOTERO_ITEM CSL_CITATION {&quot;citationID&quot;:&quot;iLaMlNFc&quot;,&quot;properties&quot;:{&quot;unsorted&quot;:false,&quot;formattedCitation&quot;:&quot;[2]&quot;,&quot;plainCitation&quot;:&quot;[2]&quot;,&quot;noteIndex&quot;:0},&quot;citationItems&quot;:[{&quot;id&quot;:9,&quot;uris&quot;:[&quot;http://zotero.org/users/20016804/items/DBZB362Y&quot;],&quot;itemData&quot;:{&quot;id&quot;:9,&quot;type&quot;:&quot;article-journal&quot;,&quot;container-title&quot;:&quot;Journal of the American College of Nutrition&quot;,&quot;DOI&quot;:&quot;10.1080/07315724.2001.10719181&quot;,&quot;ISSN&quot;:&quot;1541-1087&quot;,&quot;issue&quot;:&quot;sup5&quot;,&quot;page&quot;:&quot;436S–439S&quot;,&quot;publisher&quot;:&quot;Informa UK Limited&quot;,&quot;title&quot;:&quot;Chocolate: Food as Medicine/Medicine as Food&quot;,&quot;volume&quot;:&quot;20&quot;,&quot;author&quot;:[{&quot;family&quot;:&quot;Keen&quot;,&quot;given&quot;:&quot;Carl L.&quot;}],&quot;issued&quot;:{&quot;date-parts&quot;:[[&quot;2001&quot;,10]]}}}],&quot;schema&quot;:&quot;https://github.com/citation-style-language/schema/raw/master/csl-citation.json&quot;} RNDMZzSNmnuZX"/>[2]<text:reference-mark-end text:name="ZOTERO_ITEM CSL_CITATION {&quot;citationID&quot;:&quot;iLaMlNFc&quot;,&quot;properties&quot;:{&quot;unsorted&quot;:false,&quot;formattedCitation&quot;:&quot;[2]&quot;,&quot;plainCitation&quot;:&quot;[2]&quot;,&quot;noteIndex&quot;:0},&quot;citationItems&quot;:[{&quot;id&quot;:9,&quot;uris&quot;:[&quot;http://zotero.org/users/20016804/items/DBZB362Y&quot;],&quot;itemData&quot;:{&quot;id&quot;:9,&quot;type&quot;:&quot;article-journal&quot;,&quot;container-title&quot;:&quot;Journal of the American College of Nutrition&quot;,&quot;DOI&quot;:&quot;10.1080/07315724.2001.10719181&quot;,&quot;ISSN&quot;:&quot;1541-1087&quot;,&quot;issue&quot;:&quot;sup5&quot;,&quot;page&quot;:&quot;436S–439S&quot;,&quot;publisher&quot;:&quot;Informa UK Limited&quot;,&quot;title&quot;:&quot;Chocolate: Food as Medicine/Medicine as Food&quot;,&quot;volume&quot;:&quot;20&quot;,&quot;author&quot;:[{&quot;family&quot;:&quot;Keen&quot;,&quot;given&quot;:&quot;Carl L.&quot;}],&quot;issued&quot;:{&quot;date-parts&quot;:[[&quot;2001&quot;,10]]}}}],&quot;schema&quot;:&quot;https://github.com/citation-style-language/schema/raw/master/csl-citation.json&quot;} RNDMZzSNmnuZX"/> <text:reference-mark-start text:name="ZOTERO_ITEM CSL_CITATION {&quot;citationID&quot;:&quot;TUPkXTSH&quot;,&quot;properties&quot;:{&quot;unsorted&quot;:false,&quot;formattedCitation&quot;:&quot;[3]&quot;,&quot;plainCitation&quot;:&quot;[3]&quot;,&quot;noteIndex&quot;:0},&quot;citationItems&quot;:[{&quot;id&quot;:15,&quot;uris&quot;:[&quot;http://zotero.org/users/20016804/items/F8I9A6UM&quot;],&quot;itemData&quot;:{&quot;id&quot;:15,&quot;type&quot;:&quot;article-journal&quot;,&quot;container-title&quot;:&quot;European Journal of Clinical Nutrition&quot;,&quot;DOI&quot;:&quot;10.1038/ejcn.2011.64&quot;,&quot;ISSN&quot;:&quot;1476-5640&quot;,&quot;issue&quot;:&quot;8&quot;,&quot;page&quot;:&quot;879–886&quot;,&quot;publisher&quot;:&quot;Springer Science and Business Media LLC&quot;,&quot;title&quot;:&quot;Effects of cocoa products/dark chocolate on serum lipids: a meta-analysis&quot;,&quot;volume&quot;:&quot;65&quot;,&quot;author&quot;:[{&quot;family&quot;:&quot;Tokede&quot;,&quot;given&quot;:&quot;O A&quot;},{&quot;family&quot;:&quot;Gaziano&quot;,&quot;given&quot;:&quot;J M&quot;},{&quot;family&quot;:&quot;Djoussé&quot;,&quot;given&quot;:&quot;L&quot;}],&quot;issued&quot;:{&quot;date-parts&quot;:[[&quot;2011&quot;,5]]}}}],&quot;schema&quot;:&quot;https://github.com/citation-style-language/schema/raw/master/csl-citation.json&quot;} RNDqNSo7edt4m"/>[3]<text:reference-mark-end text:name="ZOTERO_ITEM CSL_CITATION {&quot;citationID&quot;:&quot;TUPkXTSH&quot;,&quot;properties&quot;:{&quot;unsorted&quot;:false,&quot;formattedCitation&quot;:&quot;[3]&quot;,&quot;plainCitation&quot;:&quot;[3]&quot;,&quot;noteIndex&quot;:0},&quot;citationItems&quot;:[{&quot;id&quot;:15,&quot;uris&quot;:[&quot;http://zotero.org/users/20016804/items/F8I9A6UM&quot;],&quot;itemData&quot;:{&quot;id&quot;:15,&quot;type&quot;:&quot;article-journal&quot;,&quot;container-title&quot;:&quot;European Journal of Clinical Nutrition&quot;,&quot;DOI&quot;:&quot;10.1038/ejcn.2011.64&quot;,&quot;ISSN&quot;:&quot;1476-5640&quot;,&quot;issue&quot;:&quot;8&quot;,&quot;page&quot;:&quot;879–886&quot;,&quot;publisher&quot;:&quot;Springer Science and Business Media LLC&quot;,&quot;title&quot;:&quot;Effects of cocoa products/dark chocolate on serum lipids: a meta-analysis&quot;,&quot;volume&quot;:&quot;65&quot;,&quot;author&quot;:[{&quot;family&quot;:&quot;Tokede&quot;,&quot;given&quot;:&quot;O A&quot;},{&quot;family&quot;:&quot;Gaziano&quot;,&quot;given&quot;:&quot;J M&quot;},{&quot;family&quot;:&quot;Djoussé&quot;,&quot;given&quot;:&quot;L&quot;}],&quot;issued&quot;:{&quot;date-parts&quot;:[[&quot;2011&quot;,5]]}}}],&quot;schema&quot;:&quot;https://github.com/citation-style-language/schema/raw/master/csl-citation.json&quot;} RNDqNSo7edt4m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思源宋体 CN" svg:font-family="'思源宋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7T21:06:07.166484700</meta:creation-date>
    <dc:date>2026-05-15T20:15:27.529872100</dc:date>
    <meta:editing-duration>PT13H42M58S</meta:editing-duration>
    <meta:editing-cycles>5</meta:editing-cycles>
    <meta:generator>LibreOffice/26.2.1.2$Windows_X86_64 LibreOffice_project/620$Build-2</meta:generator>
    <meta:document-statistic meta:table-count="0" meta:image-count="0" meta:object-count="0" meta:page-count="1" meta:paragraph-count="1" meta:word-count="3" meta:character-count="11" meta:non-whitespace-character-count="9"/>
    <meta:user-defined meta:name="ZOTERO_PREF_1">&lt;data data-version="3" zotero-version="9.0.3"&gt;&lt;session id="iywUeDIV"/&gt;&lt;style id="http://www.zotero.org/styles/ieee" locale="en-US" hasBibliography="1" bibliographyStyleHasBeenSet="0"/&gt;&lt;prefs&gt;&lt;pref name="fieldType" value="ReferenceMark"/&gt;&lt;/prefs&gt;&lt;/data&gt;</meta:user-defined>
  </office:meta>
</office:document-meta>
</file>